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7a8ee" style:font-style-asian="italic" style:font-style-complex="italic"/>
    </style:style>
    <style:style style:name="T9" style:family="text">
      <style:text-properties fo:font-style="italic" officeooo:rsid="03a9a788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b4360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e53d86" style:font-style-asian="normal" style:font-style-complex="normal"/>
    </style:style>
    <style:style style:name="T18" style:family="text">
      <style:text-properties fo:font-style="normal" officeooo:rsid="032f4d78" style:font-style-asian="normal" style:font-style-complex="normal"/>
    </style:style>
    <style:style style:name="T19" style:family="text">
      <style:text-properties fo:font-style="normal" officeooo:rsid="033d7c9b" style:font-style-asian="normal" style:font-style-complex="normal"/>
    </style:style>
    <style:style style:name="T20" style:family="text">
      <style:text-properties fo:font-style="normal" officeooo:rsid="033e9fb4" style:font-style-asian="normal" style:font-style-complex="normal"/>
    </style:style>
    <style:style style:name="T21" style:family="text">
      <style:text-properties fo:font-style="normal" officeooo:rsid="034176b8" style:font-style-asian="normal" style:font-style-complex="normal"/>
    </style:style>
    <style:style style:name="T22" style:family="text">
      <style:text-properties fo:font-style="normal" officeooo:rsid="0342108c" style:font-style-asian="normal" style:font-style-complex="normal"/>
    </style:style>
    <style:style style:name="T23" style:family="text">
      <style:text-properties fo:font-style="normal" officeooo:rsid="03430102" style:font-style-asian="normal" style:font-style-complex="normal"/>
    </style:style>
    <style:style style:name="T24" style:family="text">
      <style:text-properties fo:font-style="normal" officeooo:rsid="03432058" style:font-style-asian="normal" style:font-style-complex="normal"/>
    </style:style>
    <style:style style:name="T25" style:family="text">
      <style:text-properties fo:font-style="normal" officeooo:rsid="0344939e" style:font-style-asian="normal" style:font-style-complex="normal"/>
    </style:style>
    <style:style style:name="T26" style:family="text">
      <style:text-properties fo:font-style="normal" officeooo:rsid="0344d082" style:font-style-asian="normal" style:font-style-complex="normal"/>
    </style:style>
    <style:style style:name="T27" style:family="text">
      <style:text-properties fo:font-style="normal" officeooo:rsid="0346b383" style:font-style-asian="normal" style:font-style-complex="normal"/>
    </style:style>
    <style:style style:name="T28" style:family="text">
      <style:text-properties fo:font-style="normal" officeooo:rsid="034f9051" style:font-style-asian="normal" style:font-style-complex="normal"/>
    </style:style>
    <style:style style:name="T29" style:family="text">
      <style:text-properties fo:font-style="normal" officeooo:rsid="0354e054" style:font-style-asian="normal" style:font-style-complex="normal"/>
    </style:style>
    <style:style style:name="T30" style:family="text">
      <style:text-properties fo:font-style="normal" officeooo:rsid="03569e8a" style:font-style-asian="normal" style:font-style-complex="normal"/>
    </style:style>
    <style:style style:name="T31" style:family="text">
      <style:text-properties fo:font-style="normal" officeooo:rsid="03595473" style:font-style-asian="normal" style:font-style-complex="normal"/>
    </style:style>
    <style:style style:name="T32" style:family="text">
      <style:text-properties fo:font-style="normal" officeooo:rsid="035a7dc6" style:font-style-asian="normal" style:font-style-complex="normal"/>
    </style:style>
    <style:style style:name="T33" style:family="text">
      <style:text-properties fo:font-style="normal" officeooo:rsid="035afbff" style:font-style-asian="normal" style:font-style-complex="normal"/>
    </style:style>
    <style:style style:name="T34" style:family="text">
      <style:text-properties fo:font-style="normal" officeooo:rsid="035c1698" style:font-style-asian="normal" style:font-style-complex="normal"/>
    </style:style>
    <style:style style:name="T35" style:family="text">
      <style:text-properties fo:font-style="normal" officeooo:rsid="035d3336" style:font-style-asian="normal" style:font-style-complex="normal"/>
    </style:style>
    <style:style style:name="T36" style:family="text">
      <style:text-properties fo:font-style="normal" officeooo:rsid="035f2232" style:font-style-asian="normal" style:font-style-complex="normal"/>
    </style:style>
    <style:style style:name="T37" style:family="text">
      <style:text-properties fo:font-style="normal" officeooo:rsid="035fbf1c" style:font-style-asian="normal" style:font-style-complex="normal"/>
    </style:style>
    <style:style style:name="T38" style:family="text">
      <style:text-properties fo:font-style="normal" officeooo:rsid="035fc93f" style:font-style-asian="normal" style:font-style-complex="normal"/>
    </style:style>
    <style:style style:name="T39" style:family="text">
      <style:text-properties fo:font-style="normal" officeooo:rsid="03601f67" style:font-style-asian="normal" style:font-style-complex="normal"/>
    </style:style>
    <style:style style:name="T40" style:family="text">
      <style:text-properties fo:font-style="normal" officeooo:rsid="03612b84" style:font-style-asian="normal" style:font-style-complex="normal"/>
    </style:style>
    <style:style style:name="T41" style:family="text">
      <style:text-properties fo:font-style="normal" officeooo:rsid="03626a56" style:font-style-asian="normal" style:font-style-complex="normal"/>
    </style:style>
    <style:style style:name="T42" style:family="text">
      <style:text-properties fo:font-style="normal" officeooo:rsid="03636262" style:font-style-asian="normal" style:font-style-complex="normal"/>
    </style:style>
    <style:style style:name="T43" style:family="text">
      <style:text-properties fo:font-style="normal" officeooo:rsid="036508da" style:font-style-asian="normal" style:font-style-complex="normal"/>
    </style:style>
    <style:style style:name="T44" style:family="text">
      <style:text-properties fo:font-style="normal" officeooo:rsid="03663971" style:font-style-asian="normal" style:font-style-complex="normal"/>
    </style:style>
    <style:style style:name="T45" style:family="text">
      <style:text-properties fo:font-style="normal" officeooo:rsid="03663b4a" style:font-style-asian="normal" style:font-style-complex="normal"/>
    </style:style>
    <style:style style:name="T46" style:family="text">
      <style:text-properties fo:font-style="normal" officeooo:rsid="03682af8" style:font-style-asian="normal" style:font-style-complex="normal"/>
    </style:style>
    <style:style style:name="T47" style:family="text">
      <style:text-properties fo:font-style="normal" officeooo:rsid="036a038f" style:font-style-asian="normal" style:font-style-complex="normal"/>
    </style:style>
    <style:style style:name="T48" style:family="text">
      <style:text-properties fo:font-style="normal" officeooo:rsid="036ac9a7" style:font-style-asian="normal" style:font-style-complex="normal"/>
    </style:style>
    <style:style style:name="T49" style:family="text">
      <style:text-properties fo:font-style="normal" officeooo:rsid="036c25f7" style:font-style-asian="normal" style:font-style-complex="normal"/>
    </style:style>
    <style:style style:name="T50" style:family="text">
      <style:text-properties fo:font-style="normal" officeooo:rsid="036dab79" style:font-style-asian="normal" style:font-style-complex="normal"/>
    </style:style>
    <style:style style:name="T51" style:family="text">
      <style:text-properties fo:font-style="normal" officeooo:rsid="036f9455" style:font-style-asian="normal" style:font-style-complex="normal"/>
    </style:style>
    <style:style style:name="T52" style:family="text">
      <style:text-properties fo:font-style="normal" officeooo:rsid="036ff947" style:font-style-asian="normal" style:font-style-complex="normal"/>
    </style:style>
    <style:style style:name="T53" style:family="text">
      <style:text-properties fo:font-style="normal" officeooo:rsid="0371def2" style:font-style-asian="normal" style:font-style-complex="normal"/>
    </style:style>
    <style:style style:name="T54" style:family="text">
      <style:text-properties fo:font-style="normal" officeooo:rsid="0372c408" style:font-style-asian="normal" style:font-style-complex="normal"/>
    </style:style>
    <style:style style:name="T55" style:family="text">
      <style:text-properties fo:font-style="normal" officeooo:rsid="0373bb20" style:font-style-asian="normal" style:font-style-complex="normal"/>
    </style:style>
    <style:style style:name="T56" style:family="text">
      <style:text-properties fo:font-style="normal" officeooo:rsid="03753769" style:font-style-asian="normal" style:font-style-complex="normal"/>
    </style:style>
    <style:style style:name="T57" style:family="text">
      <style:text-properties fo:font-style="normal" officeooo:rsid="03768d01" style:font-style-asian="normal" style:font-style-complex="normal"/>
    </style:style>
    <style:style style:name="T58" style:family="text">
      <style:text-properties fo:font-style="normal" officeooo:rsid="0377aa1d" style:font-style-asian="normal" style:font-style-complex="normal"/>
    </style:style>
    <style:style style:name="T59" style:family="text">
      <style:text-properties fo:font-style="normal" officeooo:rsid="037849bb" style:font-style-asian="normal" style:font-style-complex="normal"/>
    </style:style>
    <style:style style:name="T60" style:family="text">
      <style:text-properties fo:font-style="normal" officeooo:rsid="03793189" style:font-style-asian="normal" style:font-style-complex="normal"/>
    </style:style>
    <style:style style:name="T61" style:family="text">
      <style:text-properties fo:font-style="normal" officeooo:rsid="037a6f96" style:font-style-asian="normal" style:font-style-complex="normal"/>
    </style:style>
    <style:style style:name="T62" style:family="text">
      <style:text-properties fo:font-style="normal" officeooo:rsid="037be7db" style:font-style-asian="normal" style:font-style-complex="normal"/>
    </style:style>
    <style:style style:name="T63" style:family="text">
      <style:text-properties fo:font-style="normal" officeooo:rsid="037d5875" style:font-style-asian="normal" style:font-style-complex="normal"/>
    </style:style>
    <style:style style:name="T64" style:family="text">
      <style:text-properties fo:font-style="normal" officeooo:rsid="037efe57" style:font-style-asian="normal" style:font-style-complex="normal"/>
    </style:style>
    <style:style style:name="T65" style:family="text">
      <style:text-properties fo:font-style="normal" officeooo:rsid="03805d85" style:font-style-asian="normal" style:font-style-complex="normal"/>
    </style:style>
    <style:style style:name="T66" style:family="text">
      <style:text-properties fo:font-style="normal" officeooo:rsid="0381a5bd" style:font-style-asian="normal" style:font-style-complex="normal"/>
    </style:style>
    <style:style style:name="T67" style:family="text">
      <style:text-properties fo:font-style="normal" officeooo:rsid="0382ee0d" style:font-style-asian="normal" style:font-style-complex="normal"/>
    </style:style>
    <style:style style:name="T68" style:family="text">
      <style:text-properties fo:font-style="normal" officeooo:rsid="03838feb" style:font-style-asian="normal" style:font-style-complex="normal"/>
    </style:style>
    <style:style style:name="T69" style:family="text">
      <style:text-properties fo:font-style="normal" officeooo:rsid="0384b14c" style:font-style-asian="normal" style:font-style-complex="normal"/>
    </style:style>
    <style:style style:name="T70" style:family="text">
      <style:text-properties fo:font-style="normal" officeooo:rsid="0385d113" style:font-style-asian="normal" style:font-style-complex="normal"/>
    </style:style>
    <style:style style:name="T71" style:family="text">
      <style:text-properties fo:font-style="normal" officeooo:rsid="0386c064" style:font-style-asian="normal" style:font-style-complex="normal"/>
    </style:style>
    <style:style style:name="T72" style:family="text">
      <style:text-properties fo:font-style="normal" officeooo:rsid="0386e9fb" style:font-style-asian="normal" style:font-style-complex="normal"/>
    </style:style>
    <style:style style:name="T73" style:family="text">
      <style:text-properties fo:font-style="normal" officeooo:rsid="038822d3" style:font-style-asian="normal" style:font-style-complex="normal"/>
    </style:style>
    <style:style style:name="T74" style:family="text">
      <style:text-properties fo:font-style="normal" officeooo:rsid="038a14c1" style:font-style-asian="normal" style:font-style-complex="normal"/>
    </style:style>
    <style:style style:name="T75" style:family="text">
      <style:text-properties fo:font-style="normal" officeooo:rsid="038c0579" style:font-style-asian="normal" style:font-style-complex="normal"/>
    </style:style>
    <style:style style:name="T76" style:family="text">
      <style:text-properties fo:font-style="normal" officeooo:rsid="038cd1fd" style:font-style-asian="normal" style:font-style-complex="normal"/>
    </style:style>
    <style:style style:name="T77" style:family="text">
      <style:text-properties fo:font-style="normal" officeooo:rsid="038d3358" style:font-style-asian="normal" style:font-style-complex="normal"/>
    </style:style>
    <style:style style:name="T78" style:family="text">
      <style:text-properties fo:font-style="normal" officeooo:rsid="038df928" style:font-style-asian="normal" style:font-style-complex="normal"/>
    </style:style>
    <style:style style:name="T79" style:family="text">
      <style:text-properties fo:font-style="normal" officeooo:rsid="038fce4d" style:font-style-asian="normal" style:font-style-complex="normal"/>
    </style:style>
    <style:style style:name="T80" style:family="text">
      <style:text-properties fo:font-style="normal" officeooo:rsid="03910150" style:font-style-asian="normal" style:font-style-complex="normal"/>
    </style:style>
    <style:style style:name="T81" style:family="text">
      <style:text-properties fo:font-style="normal" officeooo:rsid="0391f77e" style:font-style-asian="normal" style:font-style-complex="normal"/>
    </style:style>
    <style:style style:name="T82" style:family="text">
      <style:text-properties fo:font-style="normal" officeooo:rsid="039205be" style:font-style-asian="normal" style:font-style-complex="normal"/>
    </style:style>
    <style:style style:name="T83" style:family="text">
      <style:text-properties fo:font-style="normal" officeooo:rsid="0393b487" style:font-style-asian="normal" style:font-style-complex="normal"/>
    </style:style>
    <style:style style:name="T84" style:family="text">
      <style:text-properties fo:font-style="normal" officeooo:rsid="039405a0" style:font-style-asian="normal" style:font-style-complex="normal"/>
    </style:style>
    <style:style style:name="T85" style:family="text">
      <style:text-properties fo:font-style="normal" officeooo:rsid="03953eef" style:font-style-asian="normal" style:font-style-complex="normal"/>
    </style:style>
    <style:style style:name="T86" style:family="text">
      <style:text-properties fo:font-style="normal" officeooo:rsid="0395ef8c" style:font-style-asian="normal" style:font-style-complex="normal"/>
    </style:style>
    <style:style style:name="T87" style:family="text">
      <style:text-properties fo:font-style="normal" officeooo:rsid="03967704" style:font-style-asian="normal" style:font-style-complex="normal"/>
    </style:style>
    <style:style style:name="T88" style:family="text">
      <style:text-properties fo:font-style="normal" officeooo:rsid="03969eae" style:font-style-asian="normal" style:font-style-complex="normal"/>
    </style:style>
    <style:style style:name="T89" style:family="text">
      <style:text-properties fo:font-style="normal" officeooo:rsid="03976281" style:font-style-asian="normal" style:font-style-complex="normal"/>
    </style:style>
    <style:style style:name="T90" style:family="text">
      <style:text-properties fo:font-style="normal" officeooo:rsid="0398e79d" style:font-style-asian="normal" style:font-style-complex="normal"/>
    </style:style>
    <style:style style:name="T91" style:family="text">
      <style:text-properties fo:font-style="normal" officeooo:rsid="0399847e" style:font-style-asian="normal" style:font-style-complex="normal"/>
    </style:style>
    <style:style style:name="T92" style:family="text">
      <style:text-properties fo:font-style="normal" officeooo:rsid="039b4823" style:font-style-asian="normal" style:font-style-complex="normal"/>
    </style:style>
    <style:style style:name="T93" style:family="text">
      <style:text-properties fo:font-style="normal" officeooo:rsid="039bc0e7" style:font-style-asian="normal" style:font-style-complex="normal"/>
    </style:style>
    <style:style style:name="T94" style:family="text">
      <style:text-properties fo:font-style="normal" officeooo:rsid="039daf1e" style:font-style-asian="normal" style:font-style-complex="normal"/>
    </style:style>
    <style:style style:name="T95" style:family="text">
      <style:text-properties fo:font-style="normal" officeooo:rsid="039ecac2" style:font-style-asian="normal" style:font-style-complex="normal"/>
    </style:style>
    <style:style style:name="T96" style:family="text">
      <style:text-properties fo:font-style="normal" officeooo:rsid="039f0bb5" style:font-style-asian="normal" style:font-style-complex="normal"/>
    </style:style>
    <style:style style:name="T97" style:family="text">
      <style:text-properties fo:font-style="normal" officeooo:rsid="03a0099f" style:font-style-asian="normal" style:font-style-complex="normal"/>
    </style:style>
    <style:style style:name="T98" style:family="text">
      <style:text-properties fo:font-style="normal" officeooo:rsid="03a08213" style:font-style-asian="normal" style:font-style-complex="normal"/>
    </style:style>
    <style:style style:name="T99" style:family="text">
      <style:text-properties fo:font-style="normal" officeooo:rsid="03a26d85" style:font-style-asian="normal" style:font-style-complex="normal"/>
    </style:style>
    <style:style style:name="T100" style:family="text">
      <style:text-properties fo:font-style="normal" officeooo:rsid="03a3f102" style:font-style-asian="normal" style:font-style-complex="normal"/>
    </style:style>
    <style:style style:name="T101" style:family="text">
      <style:text-properties fo:font-style="normal" officeooo:rsid="03a4f3d7" style:font-style-asian="normal" style:font-style-complex="normal"/>
    </style:style>
    <style:style style:name="T102" style:family="text">
      <style:text-properties fo:font-style="normal" officeooo:rsid="03a528bc" style:font-style-asian="normal" style:font-style-complex="normal"/>
    </style:style>
    <style:style style:name="T103" style:family="text">
      <style:text-properties fo:font-style="normal" officeooo:rsid="03a52c9d" style:font-style-asian="normal" style:font-style-complex="normal"/>
    </style:style>
    <style:style style:name="T104" style:family="text">
      <style:text-properties fo:font-style="normal" officeooo:rsid="03a53ebe" style:font-style-asian="normal" style:font-style-complex="normal"/>
    </style:style>
    <style:style style:name="T105" style:family="text">
      <style:text-properties fo:font-style="normal" officeooo:rsid="03a55697" style:font-style-asian="normal" style:font-style-complex="normal"/>
    </style:style>
    <style:style style:name="T106" style:family="text">
      <style:text-properties fo:font-style="normal" officeooo:rsid="03a56093" style:font-style-asian="normal" style:font-style-complex="normal"/>
    </style:style>
    <style:style style:name="T107" style:family="text">
      <style:text-properties fo:font-style="normal" officeooo:rsid="03a61026" style:font-style-asian="normal" style:font-style-complex="normal"/>
    </style:style>
    <style:style style:name="T108" style:family="text">
      <style:text-properties fo:font-style="normal" officeooo:rsid="03a7a8ee" style:font-style-asian="normal" style:font-style-complex="normal"/>
    </style:style>
    <style:style style:name="T109" style:family="text">
      <style:text-properties fo:font-style="normal" officeooo:rsid="03a9a788" style:font-style-asian="normal" style:font-style-complex="normal"/>
    </style:style>
    <style:style style:name="T110" style:family="text">
      <style:text-properties fo:font-style="normal" officeooo:rsid="03aa1a74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0836784"/>
    </style:style>
    <style:style style:name="T116" style:family="text">
      <style:text-properties officeooo:rsid="01e21ff5"/>
    </style:style>
    <style:style style:name="T117" style:family="text">
      <style:text-properties officeooo:rsid="0233449b"/>
    </style:style>
    <style:style style:name="T118" style:family="text">
      <style:text-properties officeooo:rsid="02317916"/>
    </style:style>
    <style:style style:name="T119" style:family="text">
      <style:text-properties officeooo:rsid="023d18e5"/>
    </style:style>
    <style:style style:name="T120" style:family="text">
      <style:text-properties officeooo:rsid="02867bcd"/>
    </style:style>
    <style:style style:name="T121" style:family="text">
      <style:text-properties officeooo:rsid="0063a409"/>
    </style:style>
    <style:style style:name="T122" style:family="text">
      <style:text-properties style:font-name="EB Garamond 12 All SC" fo:font-style="normal" officeooo:rsid="032f4d78" style:font-style-asian="normal" style:font-style-complex="normal"/>
    </style:style>
    <style:style style:name="T123" style:family="text">
      <style:text-properties style:font-name="EB Garamond 12 All SC" fo:font-style="normal" officeooo:rsid="033d7c9b" style:font-style-asian="normal" style:font-style-complex="normal"/>
    </style:style>
    <style:style style:name="T124" style:family="text">
      <style:text-properties style:font-name="EB Garamond 12 All SC" fo:font-style="normal" officeooo:rsid="033e9fb4" style:font-style-asian="normal" style:font-style-complex="normal"/>
    </style:style>
    <style:style style:name="T125" style:family="text">
      <style:text-properties officeooo:rsid="0340943a"/>
    </style:style>
    <style:style style:name="T126" style:family="text">
      <style:text-properties officeooo:rsid="0342108c"/>
    </style:style>
    <style:style style:name="T127" style:family="text">
      <style:text-properties officeooo:rsid="03430102"/>
    </style:style>
    <style:style style:name="T128" style:family="text">
      <style:text-properties officeooo:rsid="03432058"/>
    </style:style>
    <style:style style:name="T129" style:family="text">
      <style:text-properties officeooo:rsid="0344d082"/>
    </style:style>
    <style:style style:name="T130" style:family="text">
      <style:text-properties officeooo:rsid="034a2232"/>
    </style:style>
    <style:style style:name="T131" style:family="text">
      <style:text-properties officeooo:rsid="034f9051"/>
    </style:style>
    <style:style style:name="T132" style:family="text">
      <style:text-properties officeooo:rsid="0350d3c0"/>
    </style:style>
    <style:style style:name="T13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20">8</text:span></text:p>
      <text:p text:style-name="P26"/>
      <text:p text:style-name="P26"/>
      <text:p text:style-name="P22">© 201<text:span text:style-name="T120">8</text:span> by Wolfgang Skala. This edition is licensed under the<text:span text:style-name="T130"><text:line-break/></text:span>Creative Commons Attribution<text:span text:style-name="T113">-NonCommercial-ShareAlike</text:span> 4.0 International License.<text:span text:style-name="T130"><text:line-break/></text:span>To view a copy of this license, visit http://creativecommons.org/licenses/by<text:span text:style-name="T114">-nc-sa</text:span>/4.0/.</text:p>
      <text:p text:style-name="P21"/>
      <text:p text:style-name="P23">Music engraving by LilyPond 2.18.0 (http://www.lilypond.org).<text:span text:style-name="T112"><text:line-break/>Front matter</text:span> typeset with EB Garamond (http://www.georgduffner.at/ebgaramond).</text:p>
      <text:p text:style-name="P26"/>
      <text:p text:style-name="P20">First <text:span text:style-name="T116">version</text:span>, <text:span text:style-name="T125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10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8">[</text:span><text:span text:style-name="T5">e</text:span><text:span text:style-name="T28">]</text:span><text:span text:style-name="T5"> Mariae Virginis</text:span><text:span text:style-name="T10"> </text:span>bases upon <text:span text:style-name="T12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1">id426603176</text:span> (siglum Mus.297<text:span text:style-name="T131">9</text:span>-D-<text:span text:style-name="T131">3</text:span>).</text:p>
      <text:p text:style-name="P5"/>
      <text:p text:style-name="P7">In general, this edition closely follows the autograph. Any changes <text:span text:style-name="T111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9">1ff</text:span><text:span text:style-name="T15"><text:tab/></text:span><text:span text:style-name="T17">–</text:span><text:span text:style-name="T13"><text:note text:id="ftn1" text:note-class="footnote"><text:note-citation>1</text:note-citation><text:note-body><text:p text:style-name="P32">Abbreviations: A, alto; B, bass;<text:span text:style-name="T119"> clno, clarino; Ms, manuscript; o</text:span>rg, basses and organ; <text:span text:style-name="T119">r, rest;</text:span> S,<text:span text:style-name="T132"> </text:span>soprano; T<text:span text:style-name="T115">, </text:span>tenor; <text:span text:style-name="T133">timp, timpanos; trb, trombone; vl</text:span>, violin.</text:p></text:note-body></text:note></text:span><text:span text:style-name="T15"><text:tab/></text:span><text:span text:style-name="T29">Bass figures missing throughout the Ms.</text:span><text:span text:style-name="T31"><text:line-break/></text:span><text:span text:style-name="T35">9<text:tab/>timp<text:tab/>3rd quarter in Ms: G<text:line-break/></text:span><text:span text:style-name="T33">11<text:tab/>clno 2<text:tab/>6th eighth in Ms: d″8<text:line-break/></text:span><text:span text:style-name="T32">12<text:tab/>clno 1<text:tab/>1st quarter in Ms: a′4<text:line-break/></text:span><text:span text:style-name="T34">15<text:tab/>clno 2<text:tab/>3rd quarter in Ms: c″4<text:line-break/></text:span><text:span text:style-name="T31">16<text:tab/>vl 1<text:tab/>10th/22nd sixteenth in Ms: d″16/e″16<text:line-break/>17<text:tab/>vl 1<text:tab/>10th/22nd sixteenth in Ms: f″16/g″16</text:span><text:span text:style-name="T30"><text:line-break/>20<text:tab/>T<text:tab/>last quarter in Ms: c′8–d′8</text:span><text:span text:style-name="T36"><text:line-break/><text:line-break/></text:span><text:span text:style-name="T37">48<text:tab/>org<text:tab/>4th eighth in Ms: f8<text:line-break/></text:span><text:span text:style-name="T36">51<text:tab/>vl 2<text:tab/></text:span><text:span text:style-name="T38">2nd half of bar</text:span><text:span text:style-name="T36"> in Ms: a8</text:span><text:span text:style-name="T38">–b8–c′8–a8</text:span><text:span text:style-name="T36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51">2<text:tab/>vl 2<text:tab/>2nd half of bar in Ms: c″2–r4</text:span><text:span text:style-name="T55"><text:line-break/>7f<text:tab/>vl 2<text:tab/>last eighth to bar 8, 1st quarter: g′8–g′4</text:span><text:span text:style-name="T52"><text:line-break/>9<text:tab/>vl 2<text:tab/>2nd/3rd quarter in Ms: g′8–g′8–g′8–g′8</text:span><text:span text:style-name="T7"><text:line-break/></text:span><text:span text:style-name="T45">10<text:tab/>vl 1<text:tab/>2nd</text:span><text:span text:style-name="T46"> to 4th</text:span><text:span text:style-name="T45"> quarter in Ms: b′8–g″8–a′8–b′8</text:span><text:span text:style-name="T46">– </text:span><text:span text:style-name="T45">b′</text:span><text:span text:style-name="T46">4</text:span><text:span text:style-name="T58"><text:line-break/>13<text:tab/>clno 2<text:tab/>1st quarter in Ms: d″4</text:span><text:span text:style-name="T47"><text:line-break/>13<text:tab/>vl 1<text:tab/>3rd eighth in Ms: e′8</text:span><text:span text:style-name="T53"><text:line-break/>13<text:tab/>vl 2<text:tab/>1st half of bar in Ms: d″4–c″8–b′8–c″4</text:span><text:span text:style-name="T6"><text:line-break/></text:span><text:span text:style-name="T39">13<text:tab/>A<text:tab/>2nd eighth in Ms: g′</text:span><text:span text:style-name="T48"><text:line-break/></text:span><text:span text:style-name="T47">1</text:span><text:span text:style-name="T48">5</text:span><text:span text:style-name="T47"><text:tab/>vl 1<text:tab/>3rd eighth in Ms: e′8</text:span><text:span text:style-name="T40"><text:line-break/></text:span><text:span text:style-name="T44">15<text:tab/>T<text:tab/>2nd quarter in Ms: d′4<text:line-break/></text:span><text:span text:style-name="T40">18<text:tab/>T<text:tab/>3rd quarter in Ms: b8–d′8</text:span><text:span text:style-name="T43"><text:line-break/></text:span><text:span text:style-name="T57">19<text:tab/>clno 1<text:tab/>2nd quarter in Ms: g″4<text:line-break/></text:span><text:span text:style-name="T43">19<text:tab/>B<text:tab/>2nd quarter in Ms: g8–r8</text:span><text:span text:style-name="T49"><text:line-break/>21</text:span><text:span text:style-name="T50">f</text:span><text:span text:style-name="T49"><text:tab/>vl 1<text:tab/></text:span><text:span text:style-name="T54">2nd half to</text:span><text:span text:style-name="T50"> bar 22, 1st</text:span><text:span text:style-name="T49"> quarter in Ms: e″4–g″4</text:span><text:span text:style-name="T50">– </text:span><text:span text:style-name="T49">e″4</text:span><text:span text:style-name="T56"><text:line-break/>22f<text:tab/></text:span><text:span text:style-name="T59">org</text:span><text:span text:style-name="T56"><text:tab/>last quarter to bar 23, 2nd quarter:<text:line-break/><text:tab/><text:tab/>b8–c′16–d′16–e′8–e′8–e′8–g′8</text:span><text:span text:style-name="T41"><text:line-break/>22<text:tab/>T<text:tab/>1st half of bar in Ms: e′2–r4</text:span><text:span text:style-name="T42"><text:line-break/></text:span><text:span text:style-name="T60"><text:line-break/></text:span><text:span text:style-name="T42">27<text:tab/>T<text:tab/>last eighth in M</text:span><text:span text:style-name="T62">s</text:span><text:span text:style-name="T42">: c′8</text:span><text:span text:style-name="T62"><text:line-break/>30<text:tab/>vl 1<text:tab/>1st eighth in Ms: a″8</text:span><text:span text:style-name="T63"><text:line-break/>34<text:tab/></text:span><text:span text:style-name="T62">vl 1<text:tab/>1st eighth in Ms: </text:span><text:span text:style-name="T63">f′</text:span><text:span text:style-name="T62">8</text:span><text:span text:style-name="T66"><text:line-break/>35<text:tab/>org<text:tab/>6th eighth in Ms: f8</text:span><text:span text:style-name="T67"><text:line-break/>41<text:tab/>vl 2<text:tab/>2nd quarter in Ms: f′8–d″8</text:span><text:span text:style-name="T61"><text:line-break/>45<text:tab/>org<text:tab/>12th sixteenth in Ms: Bes16</text:span><text:span text:style-name="T68"><text:line-break/>49<text:tab/>vl 1<text:tab/>4th sixteenth in Ms: e′16</text:span><text:span text:style-name="T64"><text:line-break/>50<text:tab/>vl 1<text:tab/>2rd quarter in Ms: g′16–c″16–e″16–g″16</text:span><text:span text:style-name="T65"><text:line-break/>56<text:tab/>vl 1<text:tab/></text:span><text:span text:style-name="T70">6</text:span><text:span text:style-name="T65">th</text:span><text:span text:style-name="T70"> to 8th</text:span><text:span text:style-name="T65"> sixteenth in Ms: </text:span><text:span text:style-name="T70">e</text:span><text:span text:style-name="T65">″16</text:span><text:span text:style-name="T70">–</text:span><text:span text:style-name="T65">c″16</text:span><text:span text:style-name="T70">–</text:span><text:span text:style-name="T65">c″16</text:span><text:span text:style-name="T70">;<text:line-break/><text:tab/><text:tab/>14</text:span><text:span text:style-name="T65">th</text:span><text:span text:style-name="T70"> to 16th</text:span><text:span text:style-name="T65"> sixteenth in Ms: </text:span><text:span text:style-name="T70">d</text:span><text:span text:style-name="T65">″16</text:span><text:span text:style-name="T70">–b′</text:span><text:span text:style-name="T65">16</text:span><text:span text:style-name="T70">–d</text:span><text:span text:style-name="T65">″16</text:span><text:span text:style-name="T69"><text:line-break/>58<text:tab/>vl 2<text:tab/>5th eighth in Ms: f′8</text:span><text:span text:style-name="T71"><text:line-break/></text:span><text:soft-page-break/><text:span text:style-name="T71">78<text:tab/>vl 2<text:tab/></text:span><text:span text:style-name="T70">14</text:span><text:span text:style-name="T65">th</text:span><text:span text:style-name="T70"> to 16th</text:span><text:span text:style-name="T65"> sixteenth in Ms: </text:span><text:span text:style-name="T71">c</text:span><text:span text:style-name="T65">″</text:span><text:span text:style-name="T70">16–</text:span><text:span text:style-name="T71">a</text:span><text:span text:style-name="T65">′</text:span><text:span text:style-name="T70">16</text:span><text:span text:style-name="T65">–</text:span><text:span text:style-name="T71">c</text:span><text:span text:style-name="T65">″</text:span><text:span text:style-name="T18">16</text:span><text:span text:style-name="T72"><text:line-break/><text:line-break/>87<text:tab/>A<text:tab/>last half note in Ms: g′2</text:span><text:span text:style-name="T74"><text:line-break/></text:span><text:span text:style-name="T83">97<text:tab/>vl 2<text:tab/>last quarter in Ms: b′4<text:line-break/></text:span><text:span text:style-name="T74">104<text:tab/>org<text:tab/>last quarter in Ms: b8</text:span><text:span text:style-name="T75"><text:line-break/>109<text:tab/>T<text:tab/>last half note ion Ms: c′2</text:span><text:span text:style-name="T73"><text:line-break/>130<text:tab/></text:span><text:span text:style-name="T76">B, </text:span><text:span text:style-name="T73">org<text:tab/>2rd half note in Ms: F2</text:span><text:span text:style-name="T78"><text:line-break/>131<text:tab/></text:span><text:span text:style-name="T84">vl 2, </text:span><text:span text:style-name="T78">S<text:tab/></text:span><text:span text:style-name="T77">2nd half of bar in Ms: </text:span><text:span text:style-name="T80">d″2–c″4–b′</text:span><text:span text:style-name="T77"><text:line-break/>131<text:tab/>A<text:tab/></text:span><text:span text:style-name="T79">1st</text:span><text:span text:style-name="T77"> half of bar in Ms: a′1</text:span><text:span text:style-name="T81"><text:line-break/>131<text:tab/>T<text:tab/>last half note in Ms: g4–g4</text:span><text:span text:style-name="T82"><text:line-break/>131<text:tab/>org<text:tab/>last half note in Ms: B2</text:span><text:span text:style-name="T85"><text:line-break/>132<text:tab/>T<text:tab/>3rd half note in Ms: c′2</text:span><text:span text:style-name="T86"><text:line-break/><text:line-break/></text:span><text:span text:style-name="T88">151<text:tab/>S<text:tab/>last eighth in Ms: a′8<text:line-break/></text:span><text:span text:style-name="T86">174<text:tab/>org<text:tab/>1st eighth in Ms: fis′8</text:span><text:span text:style-name="T87"><text:line-break/>175<text:tab/>org<text:tab/>bar in Ms: G2</text:span><text:span text:style-name="T89"><text:line-break/><text:line-break/></text:span><text:span text:style-name="T92">183<text:tab/>T<text:tab/>2nd half of bar in Ms: g2–g2</text:span><text:span text:style-name="T93"><text:line-break/></text:span><text:span text:style-name="T92">183<text:tab/></text:span><text:span text:style-name="T93">org</text:span><text:span text:style-name="T92"><text:tab/></text:span><text:span text:style-name="T93">upper voice, </text:span><text:span text:style-name="T92">2nd half of bar in Ms: g2–g2</text:span><text:span text:style-name="T99"><text:line-break/>186<text:tab/>B<text:tab/>3rd half note in Ms: d8–d8–d4</text:span><text:span text:style-name="T92"><text:line-break/></text:span><text:span text:style-name="T90">189<text:tab/></text:span><text:span text:style-name="T103">vl 1, 2, </text:span><text:span text:style-name="T90">S<text:tab/>2nd half note in Ms: b′2</text:span><text:span text:style-name="T94"><text:line-break/>191<text:tab/>T<text:tab/>2nd to 4th half note in Ms: </text:span><text:span text:style-name="T95">d′</text:span><text:span text:style-name="T94">2–</text:span><text:span text:style-name="T95">d</text:span><text:span text:style-name="T94">′</text:span><text:span text:style-name="T95">1</text:span><text:span text:style-name="T96"><text:line-break/>192<text:tab/>T<text:tab/>1st half note in Ms: g2</text:span><text:span text:style-name="T104"><text:line-break/>197<text:tab/>org<text:tab/>bar in Ms: g2–c2–d1</text:span><text:span text:style-name="T105"><text:line-break/>198<text:tab/>clno 1<text:tab/>2nd/3rd half note in Ms: f″2–e″2</text:span><text:span text:style-name="T106"><text:line-break/>198<text:tab/>clno 2<text:tab/>1st half note in Ms: c″2</text:span><text:span text:style-name="T90"><text:line-break/></text:span><text:span text:style-name="T89">202<text:tab/>org<text:tab/>upper voice, 1st half note in Ms: c″2</text:span><text:span text:style-name="T100"><text:line-break/>205<text:tab/>B<text:tab/>2nd half of bar in Ms: d2–c</text:span><text:span text:style-name="T101">2</text:span><text:span text:style-name="T102"><text:line-break/>206<text:tab/>B<text:tab/>1st quarter in Ms: r4</text:span><text:span text:style-name="T97"><text:line-break/>209<text:tab/>T<text:tab/>last half note in Ms: f′2</text:span><text:span text:style-name="T98"><text:line-break/></text:span><text:span text:style-name="T97">2</text:span><text:span text:style-name="T98">12</text:span><text:span text:style-name="T97"><text:tab/>T<text:tab/></text:span><text:span text:style-name="T98">2nd</text:span><text:span text:style-name="T97"> half note in Ms: f′2</text:span><text:span text:style-name="T91"><text:line-break/>214<text:tab/>A<text:tab/>2nd half note in Ms: f′2</text:span><text:span text:style-name="T107"><text:line-break/>215<text:tab/>clno 2<text:tab/>2nd half of bar in Ms: e′2.–g′4</text:span><text:span text:style-name="T18"><text:line-break/><text:line-break/></text:span><text:span text:style-name="T122"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08">7<text:tab/>A<text:tab/>4th eighth in Ms: g′8</text:span><text:span text:style-name="T109">; </text:span><text:span text:style-name="T9">et</text:span><text:span text:style-name="T109"> missing in lyrics</text:span><text:span text:style-name="T110"><text:line-break/>23<text:tab/>T<text:tab/>4th eighth in Ms: b8</text:span><text:span text:style-name="T19"><text:line-break/><text:line-break/><text:line-break/><text:line-break/></text:span><text:span text:style-name="T123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20"><text:line-break/><text:line-break/></text:span><text:span text:style-name="T21"><text:line-break/></text:span><text:span text:style-name="T20"><text:line-break/></text:span><text:span text:style-name="T124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8">wolfgang</text:span> (at) <text:span text:style-name="T117">esser-skala</text:span>.at<text:span text:style-name="T118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2">Salzburg, </text:span><text:span text:style-name="T21">March</text:span><text:span text:style-name="T12"> 201</text:span><text:span text:style-name="T14">8</text:span><text:line-break/>Wolfgang Skala</text:p>
      <text:p text:style-name="P34"/>
      <text:p text:style-name="P31"><text:span text:style-name="T130"><text:line-break/></text:span>C O N T E N T S</text:p>
      <text:p text:style-name="P25"/>
      <text:p text:style-name="P24"/>
      <text:p text:style-name="P19"><text:span text:style-name="T126">Kyrie<text:line-break/></text:span><text:span text:style-name="T22"><text:tab/>1.0<text:tab/>Sinfonia<text:tab/>1</text:span><text:line-break/><text:span text:style-name="T22"><text:tab/>1.1<text:tab/>Kyrie I<text:tab/>5<text:line-break/><text:tab/>1.2<text:tab/>Christe<text:tab/>17<text:line-break/><text:tab/>1.3<text:tab/>Kyrie II<text:tab/>27</text:span><text:span text:style-name="T23"><text:line-break/><text:line-break/></text:span><text:span text:style-name="T127">Gloria</text:span><text:span text:style-name="T23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4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28">Credo</text:span><text:span text:style-name="T24"><text:line-break/><text:tab/>3.1<text:tab/>Credo<text:tab/>95<text:line-break/><text:tab/>3.2<text:tab/>Crucifixus<text:tab/>109<text:line-break/><text:tab/>3.3<text:tab/>Et resurrexit<text:tab/>112<text:line-break/><text:line-break/></text:span><text:span text:style-name="T128">Sanctus</text:span><text:span text:style-name="T25"><text:line-break/><text:tab/>4.1</text:span><text:span text:style-name="T26"><text:tab/></text:span><text:span text:style-name="T25">Sanctus</text:span><text:span text:style-name="T26"><text:tab/>129</text:span><text:span text:style-name="T25"><text:line-break/><text:tab/>4.2</text:span><text:span text:style-name="T26"><text:tab/></text:span><text:span text:style-name="T25">Benedictus</text:span><text:span text:style-name="T26"><text:tab/>135<text:line-break/><text:line-break/></text:span><text:span text:style-name="T129">Agnus Dei</text:span><text:span text:style-name="T26"><text:line-break/><text:tab/>5.1<text:tab/>Agnus Dei<text:tab/></text:span><text:span text:style-name="T27">141</text:span><text:span text:style-name="T26"><text:line-break/><text:tab/>5.2<text:tab/>Dona nobis<text:tab/></text:span><text:span text:style-name="T27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31T20:34:38.675747451</dc:date>
    <dc:creator>Wolfgang Skala</dc:creator>
    <meta:editing-duration>P9DT15H45M37S</meta:editing-duration>
    <meta:editing-cycles>85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019" meta:character-count="4960" meta:non-whitespace-character-count="3941"/>
  </office:meta>
</office:document-meta>
</file>